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310.03pt">
            <draw:object draw:notify-on-update-of-ranges="Sheet1.A26:Sheet1.A31 Sheet1.B25:Sheet1.B25 Sheet1.B26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62.84pt" svg:y="15.62pt">
            <draw:object draw:notify-on-update-of-ranges="Sheet1.M3:Sheet1.M8 Sheet1.N2:Sheet1.N2 Sheet1.N3:Sheet1.N8 Sheet1.M3:Sheet1.M8 Sheet1.O2:Sheet1.O2 Sheet1.O3:Sheet1.O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11"/>
          <table:table-cell table:style-name="ce1" office:value-type="string" calcext:value-type="string" table:number-columns-spanned="2" table:number-rows-spanned="1">
            <text:p>codec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.1399668409771" calcext:value-type="float">
            <text:p>68.1399668409771</text:p>
          </table:table-cell>
          <table:table-cell table:number-columns-repeated="10"/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.3944874388624" calcext:value-type="float">
            <text:p>72.3944874388624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68.1399668409771" calcext:value-type="float">
            <text:p>68.1399668409771</text:p>
          </table:table-cell>
          <table:table-cell office:value-type="float" office:value="68.9928753859081" calcext:value-type="float">
            <text:p>68.99287538590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.6953682081078" calcext:value-type="float">
            <text:p>58.695368208107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72.3944874388624" calcext:value-type="float">
            <text:p>72.3944874388624</text:p>
          </table:table-cell>
          <table:table-cell office:value-type="float" office:value="81.5301175479035" calcext:value-type="float">
            <text:p>81.53011754790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.2230786390571" calcext:value-type="float">
            <text:p>76.2230786390571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58.6953682081078" calcext:value-type="float">
            <text:p>58.6953682081078</text:p>
          </table:table-cell>
          <table:table-cell office:value-type="float" office:value="62.0998059086864" calcext:value-type="float">
            <text:p>62.09980590868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.4316360650343" calcext:value-type="float">
            <text:p>60.4316360650343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76.2230786390571" calcext:value-type="float">
            <text:p>76.2230786390571</text:p>
          </table:table-cell>
          <table:table-cell office:value-type="float" office:value="73.9845320097649" calcext:value-type="float">
            <text:p>73.98453200976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.7465815478763" calcext:value-type="float">
            <text:p>65.7465815478763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60.4316360650343" calcext:value-type="float">
            <text:p>60.4316360650343</text:p>
          </table:table-cell>
          <table:table-cell office:value-type="float" office:value="67.8093037285412" calcext:value-type="float">
            <text:p>67.8093037285412</text:p>
          </table:table-cell>
        </table:table-row>
        <table:table-row table:style-name="ro1">
          <table:table-cell table:number-columns-repeated="12"/>
          <table:table-cell office:value-type="float" office:value="75" calcext:value-type="float">
            <text:p>75</text:p>
          </table:table-cell>
          <table:table-cell office:value-type="float" office:value="65.7465815478763" calcext:value-type="float">
            <text:p>65.7465815478763</text:p>
          </table:table-cell>
          <table:table-cell office:value-type="float" office:value="67.8611978019657" calcext:value-type="float">
            <text:p>67.8611978019657</text:p>
          </table:table-cell>
        </table:table-row>
        <table:table-row table:style-name="ro1" table:number-rows-repeated="16">
          <table:table-cell table:number-columns-repeated="15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.9928753859081" calcext:value-type="float">
            <text:p>68.9928753859081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.5301175479035" calcext:value-type="float">
            <text:p>81.5301175479035</text:p>
          </table:table-cell>
          <table:table-cell table:number-columns-repeated="10"/>
          <table:table-cell office:value-type="string" calcext:value-type="string">
            <text:p>rata2 percobaan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.0998059086864" calcext:value-type="float">
            <text:p>62.0998059086864</text:p>
          </table:table-cell>
          <table:table-cell table:number-columns-repeated="10"/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.9845320097649" calcext:value-type="float">
            <text:p>73.9845320097649</text:p>
          </table:table-cell>
          <table:table-cell table:number-columns-repeated="10"/>
          <table:table-cell table:formula="of:=AVERAGE([.N3:.N8])" office:value-type="float" office:value="66.9385197899858" calcext:value-type="float">
            <text:p>66.9385197899858</text:p>
          </table:table-cell>
          <table:table-cell table:formula="of:=AVERAGE([.O3:.O8])" office:value-type="float" office:value="70.3796387304616" calcext:value-type="float">
            <text:p>70.379638730461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.8093037285412" calcext:value-type="float">
            <text:p>67.809303728541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.8611978019657" calcext:value-type="float">
            <text:p>67.861197801965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9:14:58.581095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8:49:32.550872842</meta:creation-date>
    <dc:date>2020-03-15T21:11:51.335089129</dc:date>
    <meta:editing-duration>PT2H16M6S</meta:editing-duration>
    <meta:editing-cycles>2</meta:editing-cycles>
    <meta:generator>LibreOffice/6.0.7.3$Linux_X86_64 LibreOffice_project/00m0$Build-3</meta:generator>
    <meta:document-statistic meta:table-count="1" meta:cell-count="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:Sheet1.B7 Sheet1.B1:Sheet1.B1" chart:data-source-has-labels="row" svg:x="0.32cm" svg:y="0.18cm" svg:width="13.249cm" svg:height="8.64cm">
          <chartooo:coordinate-region svg:x="0.941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7</svg:desc>
                </draw:g>
              </table:table-cell>
              <table:table-cell office:value-type="float" office:value="68.1399668409771">
                <text:p>68.139966840977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2.3944874388624">
                <text:p>72.3944874388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8.6953682081078">
                <text:p>58.6953682081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6.2230786390571">
                <text:p>76.2230786390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60.4316360650343">
                <text:p>60.4316360650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65.7465815478763">
                <text:p>65.7465815478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6:Sheet1.B31 Sheet1.B25:Sheet1.B25" chart:data-source-has-labels="row" svg:x="0.32cm" svg:y="0.18cm" svg:width="13.249cm" svg:height="8.64cm">
          <chartooo:coordinate-region svg:x="0.941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1" chart:label-cell-address="Sheet1.B25:Sheet1.B25" chart:class="chart:scatter">
            <chart:domain table:cell-range-address="Sheet1.A26:Sheet1.A3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6:Sheet1.A31</svg:desc>
                </draw:g>
              </table:table-cell>
              <table:table-cell office:value-type="float" office:value="68.9928753859081">
                <text:p>68.9928753859081</text:p>
                <draw:g>
                  <svg:desc>Sheet1.B26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81.5301175479035">
                <text:p>81.5301175479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62.0998059086864">
                <text:p>62.0998059086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3.9845320097649">
                <text:p>73.9845320097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67.8093037285412">
                <text:p>67.8093037285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67.8611978019657">
                <text:p>67.8611978019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M3:Sheet1.O8 Sheet1.N2:Sheet1.O2" chart:data-source-has-labels="row" svg:x="0.32cm" svg:y="0.18cm" svg:width="12.905cm" svg:height="8.64cm">
          <chartooo:coordinate-region svg:x="0.941cm" svg:y="0.379cm" svg:width="12.0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8" chart:label-cell-address="Sheet1.N2:Sheet1.N2" chart:class="chart:scatter">
            <chart:domain table:cell-range-address="Sheet1.M3:Sheet1.M8"/>
            <chart:data-point chart:repeated="6"/>
          </chart:series>
          <chart:series chart:style-name="ch7" chart:values-cell-range-address="Sheet1.O3:Sheet1.O8" chart:label-cell-address="Sheet1.O2:Sheet1.O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711</text:p>
                <draw:g>
                  <svg:desc>Sheet1.N2:Sheet1.N2</svg:desc>
                </draw:g>
              </table:table-cell>
              <table:table-cell office:value-type="string">
                <text:p>G723.1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M3:Sheet1.M8</svg:desc>
                </draw:g>
              </table:table-cell>
              <table:table-cell office:value-type="float" office:value="68.1399668409771">
                <text:p>68.1399668409771</text:p>
                <draw:g>
                  <svg:desc>Sheet1.N3:Sheet1.N8</svg:desc>
                </draw:g>
              </table:table-cell>
              <table:table-cell office:value-type="float" office:value="68.9928753859081">
                <text:p>68.9928753859081</text:p>
                <draw:g>
                  <svg:desc>Sheet1.O3:Sheet1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2.3944874388624">
                <text:p>72.3944874388624</text:p>
              </table:table-cell>
              <table:table-cell office:value-type="float" office:value="81.5301175479035">
                <text:p>81.5301175479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8.6953682081078">
                <text:p>58.6953682081078</text:p>
              </table:table-cell>
              <table:table-cell office:value-type="float" office:value="62.0998059086864">
                <text:p>62.0998059086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6.2230786390571">
                <text:p>76.2230786390571</text:p>
              </table:table-cell>
              <table:table-cell office:value-type="float" office:value="73.9845320097649">
                <text:p>73.9845320097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60.4316360650343">
                <text:p>60.4316360650343</text:p>
              </table:table-cell>
              <table:table-cell office:value-type="float" office:value="67.8093037285412">
                <text:p>67.8093037285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65.7465815478763">
                <text:p>65.7465815478763</text:p>
              </table:table-cell>
              <table:table-cell office:value-type="float" office:value="67.8611978019657">
                <text:p>67.8611978019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